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be21" officeooo:paragraph-rsid="0000be21"/>
    </style:style>
    <style:style style:name="T1" style:family="text">
      <style:text-properties fo:color="#ff0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<text:tab/><text:span text:style-name="T1">Maverick</text:span></text:p>
      <text:p text:style-name="P1">JAXB to perform interconversion between two XML formats.</text:p>
      <text:p text:style-name="P1"/>
      <text:p text:style-name="P1"/>
      <text:p text:style-name="P1">1. Use the schema file XcosFile.xsd available in Scilab installation directory.</text:p>
      <text:p text:style-name="P1">2. Take out the mxGraph components from the schema to make a new schema file mxGraph.xsd.</text:p>
      <text:p text:style-name="P1">3. jxc -p &lt;package-name&gt; &lt;schema-name&gt;</text:p>
      <text:p text:style-name="P1"><text:tab/>Use the above command to bind XML elements to Java classes.</text:p>
      <text:p text:style-name="P1">4. Use Marshaling and Unmarshling methods available to read one XML and use the values to generate the other X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01:06.941571592</meta:creation-date>
    <dc:date>2016-05-26T23:04:59.964842289</dc:date>
    <meta:editing-duration>PT3M53S</meta:editing-duration>
    <meta:editing-cycles>1</meta:editing-cycles>
    <meta:generator>LibreOffice/5.1.2.2$Linux_X86_64 LibreOffice_project/10m0$Build-2</meta:generator>
    <meta:document-statistic meta:table-count="0" meta:image-count="0" meta:object-count="0" meta:page-count="1" meta:paragraph-count="7" meta:word-count="72" meta:character-count="455" meta:non-whitespace-character-count="377"/>
  </office:meta>
</office:document-meta>
</file>